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.0826in"/>
      <style:text-properties style:font-name="Times New Roman" fo:font-weight="bold" style:font-weight-asian="bold" fo:color="#000000" fo:font-size="11pt" style:font-size-asian="11pt" style:font-size-complex="11pt" fo:language="hu" fo:country="HU"/>
    </style:style>
    <style:style style:name="P2" style:parent-style-name="Textbody" style:family="paragraph">
      <style:paragraph-properties fo:margin-bottom="0in"/>
    </style:style>
    <style:style style:name="T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4" style:parent-style-name="Textbody" style:family="paragraph">
      <style:paragraph-properties fo:margin-bottom="0in"/>
    </style:style>
    <style:style style:name="T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6" style:parent-style-name="Textbody" style:family="paragraph">
      <style:paragraph-properties fo:margin-bottom="0in"/>
    </style:style>
    <style:style style:name="T7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8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9" style:parent-style-name="Textbody" style:family="paragraph">
      <style:paragraph-properties fo:margin-bottom="0in"/>
    </style:style>
    <style:style style:name="T1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1" style:parent-style-name="Címsor1" style:family="paragraph">
      <style:paragraph-properties fo:margin-top="0in" fo:margin-bottom="0.0826in"/>
    </style:style>
    <style:style style:name="T12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3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4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5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6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7" style:parent-style-name="Bekezdésalapbetűtípusa" style:family="text">
      <style:text-properties style:font-name="Times New Roman" fo:font-weight="normal" style:font-weight-asian="normal" style:font-weight-complex="normal" fo:color="#000000" fo:font-size="11pt" style:font-size-asian="11pt" style:font-size-complex="11pt" style:text-underline-type="single" style:text-underline-style="solid" style:text-underline-width="auto" style:text-underline-mode="continuous" fo:language="hu" fo:country="HU"/>
    </style:style>
    <style:style style:name="T18" style:parent-style-name="Bekezdésalapbetűtípusa" style:family="text">
      <style:text-properties style:font-name="Times New Roman" fo:font-weight="normal" style:font-weight-asian="normal" fo:color="#000000" fo:font-size="11pt" style:font-size-asian="11pt" style:font-size-complex="11pt" fo:language="hu" fo:country="HU"/>
    </style:style>
    <style:style style:name="P19" style:parent-style-name="Textbody" style:family="paragraph">
      <style:paragraph-properties fo:margin-bottom="0in"/>
    </style:style>
    <style:style style:name="T2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2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2" style:parent-style-name="Textbody" style:family="paragraph">
      <style:paragraph-properties fo:margin-bottom="0in"/>
    </style:style>
    <style:style style:name="T2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</style:style>
    <style:style style:name="T25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26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7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8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29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0" style:parent-style-name="Textbody" style:family="paragraph">
      <style:paragraph-properties fo:margin-bottom="0in"/>
    </style:style>
    <style:style style:name="T3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32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3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34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35" style:parent-style-name="Címsor2" style:family="paragraph">
      <style:paragraph-properties fo:break-before="page"/>
      <style:text-properties fo:language="hu" fo:country="HU"/>
    </style:style>
    <style:style style:name="P36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37" style:parent-style-name="Textbody" style:family="paragraph">
      <style:paragraph-properties fo:margin-bottom="0in"/>
      <style:text-properties style:font-name="Nimbus Roman" fo:color="#000000" fo:font-size="11pt" style:font-size-asian="11pt" style:font-size-complex="11pt" fo:language="hu" fo:country="HU"/>
    </style:style>
    <style:style style:name="P38" style:parent-style-name="Textbody" style:family="paragraph">
      <style:paragraph-properties fo:margin-bottom="0in"/>
      <style:text-properties style:font-name="Nimbus Roman" fo:color="#000000" fo:font-size="11pt" style:font-size-asian="11pt" style:font-size-complex="11pt" fo:language="hu" fo:country="HU"/>
    </style:style>
    <style:style style:name="P39" style:parent-style-name="Címsor2" style:family="paragraph">
      <style:text-properties fo:language="hu" fo:country="HU"/>
    </style:style>
    <style:style style:name="P40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41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 fo:margin-left="0.5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9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0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style:vertical-align="auto"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P56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9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0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1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2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3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/>
      <style:text-properties fo:font-size="11pt" style:font-size-asian="11pt" style:font-size-complex="11pt" fo:language="hu" fo:country="HU"/>
    </style:style>
    <style:style style:name="P68" style:parent-style-name="Címsor2" style:family="paragraph">
      <style:text-properties fo:language="hu" fo:country="HU"/>
    </style:style>
    <style:style style:name="P69" style:parent-style-name="Címsor2" style:family="paragraph">
      <style:text-properties fo:language="hu" fo:country="HU"/>
    </style:style>
    <style:style style:name="P7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2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4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7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7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1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87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88" style:parent-style-name="Textbody" style:family="paragraph">
      <style:paragraph-properties fo:margin-bottom="0.0826in"/>
      <style:text-properties style:font-name="Times New Roman" fo:font-style="italic" style:font-style-asian="italic" fo:color="#000000" fo:font-size="11pt" style:font-size-asian="11pt" style:font-size-complex="11pt" fo:language="hu" fo:country="HU"/>
    </style:style>
    <style:style style:name="P89" style:parent-style-name="Címsor3" style:family="paragraph">
      <style:text-properties fo:language="hu" fo:country="HU"/>
    </style:style>
    <style:style style:name="P90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91" style:parent-style-name="Címsor2" style:family="paragraph">
      <style:text-properties fo:language="hu" fo:country="HU"/>
    </style:style>
    <style:style style:name="P92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9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9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9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9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9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9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9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00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03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04" style:parent-style-name="Címsor2" style:family="paragraph">
      <style:text-properties fo:language="hu" fo:country="HU"/>
    </style:style>
    <style:style style:name="P10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0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0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0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0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1" style:parent-style-name="Címsor2" style:family="paragraph">
      <style:text-properties fo:language="hu" fo:country="HU"/>
    </style:style>
    <style:style style:name="P11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1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4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2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0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1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2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3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4" style:parent-style-name="Címsor2" style:family="paragraph">
      <style:text-properties fo:language="hu" fo:country="HU"/>
    </style:style>
    <style:style style:name="P135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6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7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8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39" style:parent-style-name="Textbody" style:family="paragraph">
      <style:paragraph-properties fo:margin-bottom="0.0826in"/>
      <style:text-properties style:font-name="Times New Roman" fo:color="#000000" fo:font-size="10pt" style:font-size-asian="10pt" style:font-size-complex="10pt" fo:language="hu" fo:country="HU"/>
    </style:style>
    <style:style style:name="P140" style:parent-style-name="Címsor2" style:family="paragraph">
      <style:text-properties fo:language="hu" fo:country="HU"/>
    </style:style>
    <style:style style:name="P141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4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4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4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45" style:parent-style-name="Címsor2" style:family="paragraph">
      <style:text-properties fo:language="hu" fo:country="HU"/>
    </style:style>
    <style:style style:name="P146" style:parent-style-name="Textbody" style:family="paragraph">
      <style:paragraph-properties fo:margin-bottom="0in"/>
      <style:text-properties style:font-name="Times New Roman" fo:color="#000000" fo:font-size="11pt" style:font-size-asian="11pt" style:font-size-complex="11pt" fo:language="hu" fo:country="HU"/>
    </style:style>
    <style:style style:name="P147" style:parent-style-name="Címsor2" style:family="paragraph">
      <style:text-properties fo:language="hu" fo:country="HU"/>
    </style:style>
    <style:style style:name="P148" style:parent-style-name="Textbody" style:family="paragraph">
      <style:paragraph-properties fo:margin-bottom="0in"/>
    </style:style>
    <style:style style:name="T149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50" style:parent-style-name="Bekezdésalapbetűtípusa" style:family="text">
      <style:text-properties fo:font-size="11pt" style:font-size-asian="11pt" style:font-size-complex="11pt" fo:language="hu" fo:country="HU"/>
    </style:style>
    <style:style style:name="T15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52" style:parent-style-name="Címsor2" style:family="paragraph">
      <style:text-properties fo:language="hu" fo:country="HU"/>
    </style:style>
    <style:style style:name="P153" style:parent-style-name="Címsor3" style:family="paragraph">
      <style:text-properties fo:language="hu" fo:country="HU"/>
    </style:style>
    <style:style style:name="P154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5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56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5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5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59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60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61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62" style:parent-style-name="Címsor3" style:family="paragraph">
      <style:text-properties fo:language="hu" fo:country="HU"/>
    </style:style>
    <style:style style:name="P163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64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65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66" style:parent-style-name="Címsor3" style:family="paragraph">
      <style:text-properties fo:language="hu" fo:country="HU"/>
    </style:style>
    <style:style style:name="P167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68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69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70" style:parent-style-name="Címsor3" style:family="paragraph">
      <style:text-properties fo:language="hu" fo:country="HU"/>
    </style:style>
    <style:style style:name="P171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72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73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74" style:parent-style-name="Textbody" style:family="paragraph">
      <style:paragraph-properties fo:margin-bottom="0.0826in"/>
      <style:text-properties fo:font-size="11pt" style:font-size-asian="11pt" style:font-size-complex="11pt" fo:language="hu" fo:country="HU"/>
    </style:style>
    <style:style style:name="P175" style:parent-style-name="Címsor2" style:family="paragraph">
      <style:text-properties fo:language="hu" fo:country="HU"/>
    </style:style>
    <style:style style:name="P176" style:parent-style-name="Textbody" style:family="paragraph">
      <style:paragraph-properties fo:margin-bottom="0.0826in"/>
      <style:text-properties style:font-name="Arial, sans-serif" fo:color="#000000" fo:font-size="11pt" style:font-size-asian="11pt" style:font-size-complex="11pt" fo:language="hu" fo:country="HU"/>
    </style:style>
    <style:style style:name="P177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P178" style:parent-style-name="Címsor3" style:family="paragraph">
      <style:text-properties fo:language="hu" fo:country="HU"/>
    </style:style>
    <style:style style:name="P179" style:parent-style-name="Textbody" style:family="paragraph">
      <style:paragraph-properties fo:margin-bottom="0.0826in"/>
    </style:style>
    <style:style style:name="T180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81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82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T183" style:parent-style-name="Bekezdésalapbetűtípusa" style:family="text">
      <style:text-properties style:font-name="Times New Roman" fo:color="#000000" fo:font-size="11pt" style:font-size-asian="11pt" style:font-size-complex="11pt" fo:language="hu" fo:country="HU"/>
    </style:style>
    <style:style style:name="P184" style:parent-style-name="Címsor3" style:family="paragraph">
      <style:text-properties fo:language="hu" fo:country="HU"/>
    </style:style>
    <style:style style:name="P185" style:parent-style-name="Textbody" style:family="paragraph">
      <style:paragraph-properties fo:margin-bottom="0.0826in"/>
      <style:text-properties style:font-name="Times New Roman" fo:color="#000000" fo:font-size="11pt" style:font-size-asian="11pt" style:font-size-complex="11pt" fo:language="hu" fo:country="HU"/>
    </style:style>
    <style:style style:name="T186" style:parent-style-name="Bekezdésalapbetűtípusa" style:family="text">
      <style:text-properties fo:font-size="11pt" style:font-size-asian="11pt" style:font-size-complex="11pt" fo:language="hu" fo:country="HU"/>
    </style:style>
  </office:automatic-styles>
  <office:body>
    <office:text text:use-soft-page-breaks="true">
      <text:p text:style-name="P1">Tartalomjegyzék</text:p>
      <text:p text:style-name="P2"><text:a xlink:href="https://users.iit.uni-miskolc.hu/~mileff/szt/srs.html#1.+Bevezetés%7Coutline" office:target-frame-name="_top" xlink:show="replace"><text:span text:style-name="T3">1. Bevezetés</text:span></text:a></text:p>
      <text:p text:style-name="P4"><text:a xlink:href="https://users.iit.uni-miskolc.hu/~mileff/szt/srs.html#2.+Áttekintés%7Coutline" office:target-frame-name="_top" xlink:show="replace"><text:span text:style-name="T5">2. Áttekintés</text:span></text:a></text:p>
      <text:p text:style-name="P6"><text:a xlink:href="https://users.iit.uni-miskolc.hu/~mileff/szt/srs.html#3.+A+rendszer+funkciói%7Coutline" office:target-frame-name="_top" xlink:show="replace"><text:span text:style-name="T7">3. A rendszer funkciói</text:span></text:a></text:p>
      <text:p text:style-name="P8"><text:tab/>3.1 Első követelmény</text:p>
      <text:p text:style-name="P9"><text:a xlink:href="https://users.iit.uni-miskolc.hu/~mileff/szt/srs.html#4.+Használhatóság%7Coutline" office:target-frame-name="_top" xlink:show="replace"><text:span text:style-name="T10">4. Használhatóság</text:span></text:a></text:p>
      <text:h text:style-name="P11" text:outline-level="1"><text:span text:style-name="T12">5. Megbízhatóság</text:span><text:span text:style-name="T13"><text:line-break/></text:span><text:span text:style-name="T14">6. Teljesítmény</text:span><text:span text:style-name="T15"><text:line-break/></text:span><text:span text:style-name="T16">7. Támogatottság</text:span><text:span text:style-name="T17"><text:line-break/></text:span><text:a xlink:href="https://users.iit.uni-miskolc.hu/~mileff/szt/srs.html#8.+Tervezési+korlátozások%7Coutline" office:target-frame-name="_top" xlink:show="replace"><text:span text:style-name="T18">8. Tervezési korlátozások</text:span></text:a></text:h>
      <text:p text:style-name="P19"><text:a xlink:href="https://users.iit.uni-miskolc.hu/~mileff/szt/srs.html#9.+On-line+dokumentáció+és+Help+rendszer%7Coutline" office:target-frame-name="_top" xlink:show="replace"><text:span text:style-name="T20">9.<text:s/></text:span><text:span text:style-name="T21">On-line dokumentáció és Help rendszer</text:span></text:a></text:p>
      <text:p text:style-name="P22"><text:a xlink:href="https://users.iit.uni-miskolc.hu/~mileff/szt/srs.html#10.+Felhasznált+kész+komponensek%7Coutline" office:target-frame-name="_top" xlink:show="replace"><text:span text:style-name="T23">10. Felhasznált kész komponensek</text:span></text:a></text:p>
      <text:p text:style-name="P24"><text:a xlink:href="https://users.iit.uni-miskolc.hu/~mileff/szt/srs.html#11.+Interfészek%7Coutline" office:target-frame-name="_top" xlink:show="replace"><text:span text:style-name="T25">11. Interfészek</text:span></text:a></text:p>
      <text:p text:style-name="P26"><text:tab/>11.1. Felhasználói interfészek</text:p>
      <text:p text:style-name="P27"><text:tab/>11.2. Hardware interfészek</text:p>
      <text:p text:style-name="P28"><text:tab/>11.3. Software interfészek</text:p>
      <text:p text:style-name="P29"><text:tab/>11.3. Kommunikációs interfészek</text:p>
      <text:p text:style-name="P30"><text:a xlink:href="https://users.iit.uni-miskolc.hu/~mileff/szt/srs.html#12.+Alkalmazott+szabványok%7Coutline" office:target-frame-name="_top" xlink:show="replace"><text:span text:style-name="T31">12. Alkalmazott szabványok</text:span></text:a></text:p>
      <text:p text:style-name="P32"><text:tab/>12.1. Kötelezően alkalmazandó szabványok</text:p>
      <text:p text:style-name="P33"><text:tab/>12.2. Választás alapján alkalmazott szabványok</text:p>
      <text:p text:style-name="P34"/>
      <text:soft-page-break/>
      <text:h text:style-name="P35" text:outline-level="2">1. Bevezetés</text:h>
      <text:p text:style-name="P36"/>
      <text:p text:style-name="P37"><text:tab/>A projektünk során átlagos, egyszerű, és egyben versenyképes játékosok számára egyaránt könnyen<text:s/>befogadható RPG szoftver megalkotására törekszünk. A recept alapjáraton nem egyedi, de a meglévő struktúrát megpróbáljuk bővíteni, és valamilyen szinten még egyedibbé alakítani.</text:p>
      <text:p text:style-name="P38">Ebben a dokumentumban inkább technikai leírást szeretnénk rögzíteni a szoftver specifikációjáról, annak érdekében, hogy nagyobb áttekintést adjunk a rendszer által biztosítandó főbb szolgáltatásokról.</text:p>
      <text:h text:style-name="P39" text:outline-level="2">2. Áttekintés</text:h>
      <text:p text:style-name="P40"/>
      <text:p text:style-name="P41">Projectünk egy Single/Multiplayer alapú MMORPG típusú játékot valósít meg, amelyben</text:p>
      <text:p text:style-name="P42">a fejlesztő csapat által megálmodott szörnyecskék és a világuk felfedezésén keresztül élhetjük át milyen a Ubimonok világa. Játékunkkal minden korosztályt szeretnénk megcélozni, de főként azok fogják élvezni a terméket, akik szeretik a kaland és a változatos világgal rendelkező alkotásokat. Szoftverünkkel bárki megismerkedhet a környezetvédelemmel, illetve megtapasztalhatja milyen egy kis kedvenccel törődni,</text:p>
      <text:p text:style-name="P43">foglalkozni és nevelni.</text:p>
      <text:p text:style-name="P44"/>
      <text:p text:style-name="P45">A készítők által figyelembe vett legfontosabb funkciók:</text:p>
      <text:p text:style-name="P46"/>
      <text:list text:style-name="LFO8" text:continue-numbering="true">
        <text:list-item>
          <text:p text:style-name="P47">A felhasználó számára egy egyszerű, átlátható és könnyen kezelhető kezelőfelület kialakítása</text:p>
        </text:list-item>
        <text:list-item>
          <text:p text:style-name="P48">A játékhoz egy meséhez hű grafikát készíteni</text:p>
        </text:list-item>
        <text:list-item>
          <text:p text:style-name="P49">A játékélmény minden korosztály számára a lehető legjobb legyen</text:p>
        </text:list-item>
        <text:list-item>
          <text:p text:style-name="P50">A program megfelelő működése eltérő erősségű rendszereken is</text:p>
        </text:list-item>
        <text:list-item>
          <text:p text:style-name="P51">Teljes értékű játékmenet minden felhasználó számára</text:p>
        </text:list-item>
      </text:list>
      <text:p text:style-name="P52"/>
      <text:p text:style-name="P53">Ahhoz, hogy a játékot teljes értékűen kitudja használni a felhasználó szüksége van a játék irányításához szükséges eszközökre, azaz egérre és billentyűzetre, illetve ezeknek az eszközöknek a használatához elengedhetetlen tudásra. A program használata során semmilyen korlátozást nem kötünk ki. Minden felhasználó a saját elképzelése szerint játsszon és annyit amennyit jónak lát és kedve tartja.</text:p>
      <text:p text:style-name="P54"/>
      <text:p text:style-name="P55">FELHÍVJUK FIGYELMÉT,<text:s/>HOGY A TÚLZOTT JÁTÉKHASZNÁLAT FÜGGŐSÉGET ÉS ROSSZ KÖZÉRZETET OKOZHAT!</text:p>
      <text:p text:style-name="P56">A játék használata során kérjük tartson legalább 1 óránként szünetet! Álljon fel számítógépe elől és pihenjen majd csak ezután folytassa a játékot.</text:p>
      <text:p text:style-name="P57"/>
      <text:p text:style-name="P58">A felhasználóval szemben elvárt követelmény:</text:p>
      <text:p text:style-name="P59"/>
      <text:list text:style-name="LFO10" text:continue-numbering="true">
        <text:list-item>
          <text:p text:style-name="P60">Rendelkezzen a szükséges eszközökkel a játékélmény teljes kihasználáshoz.</text:p>
        </text:list-item>
        <text:list-item>
          <text:p text:style-name="P61">Tisztában legyen az egér és billentyűzet megfelelő használatával.</text:p>
        </text:list-item>
        <text:list-item>
          <text:p text:style-name="P62">Felhasználó eszközének rendszere elégítse ki a ’Minimum rendszer követelmény’ kérését.</text:p>
        </text:list-item>
        <text:list-item>
          <text:p text:style-name="P63">Operációs rendszerek alapvető ismerete (Alkalmazás elindítása/bezárása).</text:p>
        </text:list-item>
        <text:list-item>
          <text:p text:style-name="P64">Jó problémamegoldó képesség és helyzetfelismerés.</text:p>
        </text:list-item>
        <text:list-item>
          <text:p text:style-name="P65">Többjátékos módban használatakor megfelelő viselkedés és magatartás</text:p>
        </text:list-item>
      </text:list>
      <text:p text:style-name="P66"/>
      <text:p text:style-name="P67"/>
      <text:soft-page-break/>
      <text:h text:style-name="P68" text:outline-level="2">3. A rendszer funkciói</text:h>
      <text:h text:style-name="P69" text:outline-level="2"/>
      <text:p text:style-name="P70">Ebben az alpontban kell összefoglalni a a rendszerrel szemben támasztott funkcionális követelményeket.</text:p>
      <text:p text:style-name="P71">A leírás történhet természetes nyelven és/vagy user case diagramok használatával.</text:p>
      <text:p text:style-name="P72"/>
      <text:p text:style-name="P73">Természetes nyelvi leírás esetén az egyes alpontok egymás után egy-egy követelmény specifikációját tartalmazzák. Szükség esetén a követelmények a rendszer fő szolgáltatásai, funkcionális moduljai mentén csoportosíthatók.</text:p>
      <text:p text:style-name="P74"/>
      <text:p text:style-name="P75">Use case diagramok használata esetén a use case modell alapvetően use case csomagok sorozata. A csoportosítás ilyenkor a csomagok segítségével történik, és egy-egy alpont egy csomagra vonatkozik. Egy alpont ilyenkor az alábbiakat<text:s/>tartalmazza:</text:p>
      <text:list text:style-name="LFO2" text:continue-numbering="true">
        <text:list-item>
          <text:p text:style-name="P76">Egy use case diagram.</text:p>
        </text:list-item>
        <text:list-item>
          <text:p text:style-name="P77">A diagramon szereplő valamennyi aktor felsorolása, és pontos definíciója (ha a dokumentumban már korábban előfordult, akkor a pontos hivatkozás a definícióra).</text:p>
        </text:list-item>
        <text:list-item>
          <text:p text:style-name="P78">A diagramon szereplő valamennyi use case<text:s/>felsorolása, és pontos definíciója. Egyszerű esetben ez lehet természetes nyelvi leírás, bonyolultabb esetben egyéb UML eszköz. (pl. szekvencia diagram vagy együttműködési diagram.) Minden use case leírás az alábbiakat kell hogy tartalmazza, egy – egy alpontban:</text:p>
        </text:list-item>
        <text:list-item>
          <text:p text:style-name="P79">A use case neve.</text:p>
        </text:list-item>
        <text:list-item>
          <text:p text:style-name="P80">Rövid leírás.</text:p>
        </text:list-item>
        <text:list-item>
          <text:p text:style-name="P81">Prekondíciók (előfeltételek): azon feltételek felsorolása, amelyeknek teljesülnie kell, mielőtt a use case által jelzett tevékenység elkezdődik.</text:p>
        </text:list-item>
        <text:list-item>
          <text:p text:style-name="P82">Post kondíciók : annak leírása, hogy milyen állapot következik be a use case végén.</text:p>
        </text:list-item>
        <text:list-item>
          <text:p text:style-name="P83">Szokásos működés (Main Flow): azok az események / folyamatok, amelyek a use case „szokásos” körülmények közötti működését jellemzik. (Például egy pénzfelvételnél a kártya beolvasása, pin kód beadása stb.)</text:p>
        </text:list-item>
        <text:list-item>
          <text:p text:style-name="P84">Alternatív esetek (Alternate Flows): azok az események / folyamatok, amelyek előfordulhatnak, és ezért kezelendők, de nem a „szokásos” működéshez tartoznak. (Például a pénzfelvételnél a kuncsaft helytelen pin kódot ad meg.)</text:p>
        </text:list-item>
        <text:list-item>
          <text:p text:style-name="P85">Kivételes esetek (Exception Flows): azok a lehetséges forgatókönyvek, amelyek váratlanul bekövetkezhetnek. (Például a pénzfelvételnél egy olvashatatlan kártya, vagy áramszünet stb.)</text:p>
        </text:list-item>
        <text:list-item>
          <text:p text:style-name="P86">A diagramon szereplő use case-ek kapcsolatainak leírása.</text:p>
        </text:list-item>
      </text:list>
      <text:p text:style-name="P87"/>
      <text:p text:style-name="P88">És akkor itt jönnek a 3.1, 3.2 stb. alpontok az egyes követelmények és/vagy use case diagramok leírásával.</text:p>
      <text:h text:style-name="P89" text:outline-level="3">3.1. Első követelmény</text:h>
      <text:p text:style-name="P90"/>
      <text:soft-page-break/>
      <text:h text:style-name="P91" text:outline-level="2">4. Használhatóság</text:h>
      <text:p text:style-name="P92"/>
      <text:p text:style-name="P93">Itt kell összefoglalni azokat a nem funkcionális követelményeket (mindegyiket egy-egy alpontban), amelyek a rendszer használhatóságát befolyásolják. Ilyenek lehetnek például:</text:p>
      <text:list text:style-name="LFO3" text:continue-numbering="true">
        <text:list-item>
          <text:p text:style-name="P94">Mennyi<text:s/>betanulási időre lesz majd szüksége a rendszer hatékony használatához egy kezdő és egy gyakorlott felhasználónak.</text:p>
        </text:list-item>
        <text:list-item>
          <text:p text:style-name="P95">Mennyi idő alatt tud egy adott tevékenységet végrehajtani egy átlagos felhasználó a jelenlegi módszerrel, meglévő más rendszerek, illetve a fejlesztendő rendszer segítségével.</text:p>
        </text:list-item>
        <text:list-item>
          <text:p text:style-name="P96">Melyek azok a rendszer tulajdonságok, amelyek segíthetik a kezdő felhasználót a gyors betanulásban?</text:p>
        </text:list-item>
        <text:list-item>
          <text:p text:style-name="P97">Milyen egyéb lehetőségek állnak rendelkezésre (vagy kérhetők a fejlesztőktől ingyen vagy külön díjazás fejében) a betanulás elősegítésére (tréningek, dokumentációk, könyvek, demonstrációs prototípus stb.)</text:p>
        </text:list-item>
        <text:list-item>
          <text:p text:style-name="P98">Mennyire hasonló vagy eltérő a felhasználói felület, annak használati módja a felhasználók által már korábban is használt alkalmazásokkal összehasonlítva?</text:p>
        </text:list-item>
        <text:list-item>
          <text:p text:style-name="P99">Ha a leendő alkalmazással párhuzamosan más alkalmazásokat is fognak használni a felhasználók a munkájuk során, összhangban vannak-e ezek programok a használat (elsősorban a felhasználói felület szempontjából)?</text:p>
        </text:list-item>
      </text:list>
      <text:p text:style-name="P100"/>
      <text:p text:style-name="P101"/>
      <text:p text:style-name="P102"/>
      <text:p text:style-name="P103"/>
      <text:h text:style-name="P104" text:outline-level="2">5. Megbízhatóság</text:h>
      <text:list text:style-name="LFO4" text:continue-numbering="true">
        <text:list-item>
          <text:p text:style-name="P105">A szoftver rendelkezésre áll<text:s/>100%-ban egyjátékos módban. Többjátékos mód esetén heti egyszer karbantartás előre láthatólag egy-két óra.</text:p>
        </text:list-item>
        <text:list-item>
          <text:p text:style-name="P106">MTBF (Mean Time Between Failures): <text:s/>2186.5 óra</text:p>
        </text:list-item>
        <text:list-item>
          <text:p text:style-name="P107">MTTR (Mean Time To Repair): 4 óra</text:p>
        </text:list-item>
        <text:list-item>
          <text:p text:style-name="P108">Hibák kezelése: A program futás közbeni hiba esetén terminálódik.</text:p>
        </text:list-item>
        <text:list-item>
          <text:p text:style-name="P109">Hibák javítása: A javításokat a KoviUbiSoft fogja végezni.</text:p>
        </text:list-item>
      </text:list>
      <text:p text:style-name="P110"/>
      <text:h text:style-name="P111" text:outline-level="2">6. Teljesítmény</text:h>
      <text:list text:style-name="LFO5" text:continue-numbering="true">
        <text:list-item>
          <text:p text:style-name="P112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113">Kapacitás: Indulásnál 10000 játékosra készülünk a többjátékos módban.</text:p>
        </text:list-item>
        <text:list-item>
          <text:p text:style-name="P114">Áteresztőképesség: 50000 TPS</text:p>
          <text:list text:continue-numbering="true">
            <text:list-item>
              <text:p text:style-name="P115">Users (Threads): 10000</text:p>
            </text:list-item>
            <text:list-item>
              <text:p text:style-name="P116">End to End Response Time: 1s</text:p>
            </text:list-item>
            <text:list-item>
              <text:p text:style-name="P117">Pacing: 0s</text:p>
            </text:list-item>
            <text:list-item>
              <text:p text:style-name="P118">Total Think Time: 0s</text:p>
            </text:list-item>
          </text:list>
        </text:list-item>
        <text:list-item>
          <text:p text:style-name="P119">Szerver:</text:p>
          <text:list text:continue-numbering="true">
            <text:list-item>
              <text:p text:style-name="P120">CPU: Intel Xeon W-3300</text:p>
            </text:list-item>
            <text:list-item>
              <text:p text:style-name="P121">RAM: 512GB DDR4 ECC</text:p>
            </text:list-item>
            <text:list-item>
              <text:p text:style-name="P122">Videokártya: Aspeed AST2500</text:p>
            </text:list-item>
            <text:list-item>
              <text:p text:style-name="P123">Tárhely:</text:p>
              <text:list text:continue-numbering="true">
                <text:list-item>
                  <text:p text:style-name="P124">1TB Samsung 980 Pro PCI-E Gen4 M.2 SSD</text:p>
                </text:list-item>
                <text:list-item>
                  <text:p text:style-name="P125">18TB Western Digital Ultrastar 7200 RPM Sata HDD</text:p>
                </text:list-item>
              </text:list>
            </text:list-item>
            <text:list-item>
              <text:p text:style-name="P126">OS: Linux<text:tab/></text:p>
            </text:list-item>
          </text:list>
        </text:list-item>
        <text:list-item>
          <text:p text:style-name="P127">Erőforrás igények:<text:s/><text:tab/></text:p>
          <text:list text:continue-numbering="true">
            <text:list-item>
              <text:p text:style-name="P128">CPU: 2.2 GHz Dual core</text:p>
            </text:list-item>
            <text:list-item>
              <text:p text:style-name="P129">RAM: 4 GB</text:p>
            </text:list-item>
            <text:list-item>
              <text:p text:style-name="P130">OS: Windows 7 vagy újabb, Linux, macOS</text:p>
            </text:list-item>
            <text:list-item>
              <text:p text:style-name="P131">Videokártya: Nvidia<text:s/>Geforce GTX 670 vagy AMD Radeon HD 7970 vagy újabb</text:p>
            </text:list-item>
            <text:list-item>
              <text:p text:style-name="P132">Tárhely: 2 GB</text:p>
            </text:list-item>
          </text:list>
        </text:list-item>
      </text:list>
      <text:p text:style-name="P133"/>
      <text:h text:style-name="P134" text:outline-level="2">7. Támogatottság</text:h>
      <text:list text:style-name="LFO6" text:continue-numbering="true">
        <text:list-item>
          <text:p text:style-name="P135">A fejlesztők törekednek a Java nyelv szabványainak betartására, hogy a későbbiekben is könnyedén bővíthető kódot készítsenek.</text:p>
        </text:list-item>
        <text:list-item>
          <text:p text:style-name="P136">Az egyjátékos verzió nem igényel karbantartást.<text:s/>A többjátékos heti rendszerességgel történő karbantartását a KoviUbiSoft végzi.</text:p>
        </text:list-item>
        <text:list-item>
          <text:p text:style-name="P137">A hibabejelentésre külön lehetőség lesz a játék weboldalán.</text:p>
        </text:list-item>
        <text:list-item>
          <text:p text:style-name="P138">A szoftver előreláthatólag naplókat készít a hibákról és a bejelentkezésekről többjátékos mód esetén.</text:p>
        </text:list-item>
      </text:list>
      <text:p text:style-name="P139"/>
      <text:h text:style-name="P140" text:outline-level="2">8. Tervezési<text:s/>korlátozások</text:h>
      <text:p text:style-name="P141"/>
      <text:p text:style-name="P142">A program fejlesztése Java nyelvben történik. Fontos számunkra, hogy a szoftver platformfüggetlen legyen, hogy minél több felhasználót el tudjunk érni. A nyelv további előnye az objektum orientáltság. Maga a fejlesztés a JetBrains<text:s/>IntelliJ IDEA Community fejlesztőkörnyezetében fog történni.</text:p>
      <text:p text:style-name="P143">Célunk továbbá, hogy a játék rendszerkövetelménye a lehető legalacsonyabb legyen, ezzel biztosítva, hogy majdnem bármilyen hardveren futhasson.</text:p>
      <text:p text:style-name="P144">Adatbázisnál a legfrissebb stabil MySQL verziót fogjuk igénybe venni.</text:p>
      <text:h text:style-name="P145" text:outline-level="2">9. On-line dokumentáció és Help rendszer</text:h>
      <text:p text:style-name="P146">A játék dokumentációja a játék weboldalán elérhető. A játék telepítése után a felhasználó számára lehető lesz egy offline súgó. A fizikai kiadás esetén felhasználói kézikönyv elérhető.</text:p>
      <text:soft-page-break/>
      <text:h text:style-name="P147" text:outline-level="2">10. Felhasznált kész komponensek</text:h>
      <text:p text:style-name="P148"><text:span text:style-name="T149">LWJGL, ingyenes játék könyvtár.<text:s/></text:span><text:a xlink:href="http://www.lwjgl.org/" office:target-frame-name="_top" xlink:show="replace"><text:span text:style-name="T150">www.lwjgl.org</text:span></text:a><text:span text:style-name="T151">. Licensz: BSD</text:span></text:p>
      <text:h text:style-name="P152" text:outline-level="2">11. Interfészek</text:h>
      <text:h text:style-name="P153" text:outline-level="3">11.1. Felhasználói interfészek</text:h>
      <text:p text:style-name="P154"/>
      <text:p text:style-name="P155">A program grafikus kezelőfelülettel (GUI) rendelkezik. A program grafikus elemekkel tart kapcsolatot a felhasználóval. Ilyen elemek például:</text:p>
      <text:list text:style-name="LFO7" text:continue-numbering="true">
        <text:list-item>
          <text:p text:style-name="P156">Szövegdoboz: A játék ezeken keresztül ad információt a játékosnak, vagy írja ki a karakterek dialógusait.</text:p>
        </text:list-item>
        <text:list-item>
          <text:p text:style-name="P157">Választási lista: A játék időnként választási lehetőséget ad a játékosnak. Ezeket egy lista<text:s/>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158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159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160">Előfordulhat, hogy egyes esetekben nem jelenik meg kezelőfelületi elem, a játék világán és karakterein kívül. (pl.: jelenetek szöveg nélkül, vagy amikor éppen nincs szükség rá)</text:p>
      <text:p text:style-name="P161">A játék kezelése a minimális kezelőfelületi elem miatt egyszerű, kezdő felhasználónak sem okoz különösebb problémát az elsajátítása.</text:p>
      <text:h text:style-name="P162" text:outline-level="3">11.2. Hardware interfészek</text:h>
      <text:p text:style-name="P163"/>
      <text:p text:style-name="P164">A szoftver támogatja a különböző<text:s/>játékvezérlő perifériákat, viszont nem igényli azokat. Az egyetlen igényelt hardver maga a számítógép/mobiltelefon, amin a program futni fog.</text:p>
      <text:p text:style-name="P165"/>
      <text:h text:style-name="P166" text:outline-level="3">11.3. Software interfészek</text:h>
      <text:p text:style-name="P167"/>
      <text:p text:style-name="P168">A program futása egy támogatott operációs rendszert igényel, ami lehet Windows, macOS, Linux, vagy Android rendszer is. Személyi számítógépen szükséges a lehető legfrissebb Java Runtime Environment megléte.</text:p>
      <text:p text:style-name="P169"/>
      <text:h text:style-name="P170" text:outline-level="3">11.3. Kommunikációs interfészek</text:h>
      <text:p text:style-name="P171"/>
      <text:p text:style-name="P172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173">A távoli szerver eléréséhez TCP/IP protokollt használ a program.</text:p>
      <text:p text:style-name="P174"/>
      <text:h text:style-name="P175" text:outline-level="2">12. Alkalmazott szabványok</text:h>
      <text:p text:style-name="P176"/>
      <text:p text:style-name="P177"><text:tab/>Az alkalmazás fejlesztése alatt elengedhetetlen adott szabványok felhasználása. Itt megkülönböztettünk kötelezően és választás alapján alkalmazandó szabványokat. Kötelezően alkalmazandó szabványok alatt értjük azokat, amelyek kulcs fontosságú szerepük van a fejlesztés, és a termék legális kiadásának körében. A választás alapján alkalmazott szabványok alatt olyan elemeket soroltunk fel, melyek a csapat kényelmi döntés szerint lettek felhasználva.</text:p>
      <text:h text:style-name="P178" text:outline-level="3">12.1.<text:s/>Kötelezően alkalmazandó szabványok</text:h>
      <text:p text:style-name="P179"><text:span text:style-name="T180">Egy szabvány ami előre meghatározott a projekt fejlesztésében, az a Java nyelvre vonatkozó kódolási szabvány!<text:s/></text:span><text:span text:style-name="T181"><text:line-break/></text:span><text:span text:style-name="T182">A kész játék életkor szerinti és tartalom szerinti besorolására az Egységes Európai Játékinformációs Rendszer,</text:span><text:span text:style-name="T183"><text:s/>azaz a PEGI dönt.</text:span></text:p>
      <text:h text:style-name="P184" text:outline-level="3">12.2. Választás alapján alkalmazott szabványok</text:h>
      <text:p text:style-name="P185">Alapjáraton 4:3-as képarány alkalmazását terveztük, de szélesvásznú kijelzők esetén (16:9, 16:10, 21:9) biztosítunk egy egyedi keretet az adott környezettől függően.</text:p>
      <text:p text:style-name="Textbody"><text:span text:style-name="T18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Nimbus Roman" svg:font-family="Nimbus Roma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Címsor3" style:display-name="Címsor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l asd</dc:creator>
    <meta:creation-date>2021-10-15T18:21:00Z</meta:creation-date>
    <dc:date>2021-10-23T11:57:00Z</dc:date>
    <meta:template xlink:href="Normal" xlink:type="simple"/>
    <meta:editing-cycles>37</meta:editing-cycles>
    <meta:editing-duration>PT13380S</meta:editing-duration>
    <meta:document-statistic meta:page-count="7" meta:paragraph-count="25" meta:word-count="1637" meta:character-count="12910" meta:row-count="94" meta:non-whitespace-character-count="11298"/>
  </office:meta>
</office:document-meta>
</file>